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2cm" svg:height="19.363cm" svg:x="1cm" svg:y="0.837cm" presentation:class="subtitle" presentation:user-transformed="true">
          <draw:text-box>
            <text:p><text:span text:style-name="T1">Restitui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Deus, poderoso, grande rei</text:span></text:p>
            <text:p><text:span text:style-name="T3">Minha vida está em tuas mãos</text:span></text:p>
            <text:p><text:span text:style-name="T3">Teu é o poder de refazer</text:span></text:p>
            <text:p><text:span text:style-name="T3">De devolver o que perdi</text:span></text:p>
            <text:p><text:span text:style-name="T3">Eu vou profetizar, a espera acabou!</text:span></text:p>
            <text:p><text:span text:style-name="T3">É hora de viver meu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Não haverá mais lágrimas</text:span></text:p>
            <text:p><text:span text:style-name="T3">Só maravilha e provisão</text:span></text:p>
            <text:p><text:span text:style-name="T3">Eu cantarei o som que vem do céu</text:span></text:p>
            <text:p><text:span text:style-name="T3">Ressurreição eu vive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Restitui</text:span></text:p>
            <text:p><text:span text:style-name="T3">Tudo aquilo que foi</text:span></text:p>
            <text:p><text:span text:style-name="T3">Consumido pela dor</text:span></text:p>
            <text:p><text:span text:style-name="T3">Traz de volta a alegria</text:span></text:p>
            <text:p><text:span text:style-name="T3">dos meus sonhos</text:span></text:p>
            <text:p><text:span text:style-name="T3">Aba pai, minha salv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2" draw:layer="layout" svg:width="26.2cm" svg:height="19.363cm" svg:x="0.8cm" svg:y="0.8cm" presentation:class="subtitle" presentation:user-transformed="true">
          <draw:text-box>
            <text:p><text:span text:style-name="T3">Restitui</text:span></text:p>
            <text:p><text:span text:style-name="T3">Não importa minha luta, </text:span></text:p>
            <text:p><text:span text:style-name="T3">eu confio em ti</text:span></text:p>
            <text:p><text:span text:style-name="T3">Deus do impossível, </text:span></text:p>
            <text:p><text:span text:style-name="T3">Deus da minha vida</text:span></text:p>
            <text:p><text:span text:style-name="T3">Sim, tu és fiel, e jamais </text:span></text:p>
            <text:p><text:span text:style-name="T3">me frustra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3" draw:text-style-name="P2" draw:layer="layout" svg:width="26cm" svg:height="19.163cm" svg:x="1cm" svg:y="0.837cm" presentation:class="subtitle" presentation:user-transformed="true">
          <draw:text-box>
            <text:p><text:span text:style-name="T3">Restitui a minha vida,</text:span></text:p>
            <text:p><text:span text:style-name="T3">tu és o Deus poderoso Deus</text:span></text:p>
            <text:p><text:span text:style-name="T3">Restitui a minha casa,</text:span></text:p>
            <text:p><text:span text:style-name="T3">tu és o Deus poderoso Deus</text:span></text:p>
            <text:p><text:span text:style-name="T3">Restitui minha história,</text:span></text:p>
            <text:p><text:span text:style-name="T3">tu és o Deus poderoso Deus</text:span></text:p>
            <text:p><text:span text:style-name="T3">Restitui os meus sonhos,</text:span></text:p>
            <text:p><text:span text:style-name="T3">tu és o Deus poderoso Deus</text:span></text:p>
            <text:p><text:span text:style-name="T3">Tu és o Deus poderoso grande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7:36:31.175000000</meta:creation-date>
    <dc:date>2017-01-07T12:15:29.589988921</dc:date>
    <meta:editing-duration>PT6M51S</meta:editing-duration>
    <meta:editing-cycles>4</meta:editing-cycles>
    <meta:generator>LibreOffice/5.2.4.2.1$Linux_X86_64 LibreOffice_project/20m0$Build-2</meta:generator>
    <meta:document-statistic meta:object-count="39"/>
  </office:meta>
</office:document-meta>
</file>